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10000000C734CD86A2DC4585B.png" manifest:media-type="image/png"/>
  <manifest:file-entry manifest:full-path="Pictures/100000000000007F000000E874D06A383B04D727.jpg" manifest:media-type="image/jpeg"/>
  <manifest:file-entry manifest:full-path="Pictures/10000000000002710000000C82FB2D1D25004948.gif" manifest:media-type="image/gif"/>
  <manifest:file-entry manifest:full-path="Pictures/100002010000007F000000E8616EDF9926DD6583.png" manifest:media-type="image/png"/>
  <manifest:file-entry manifest:full-path="Pictures/10000201000002710000000CF1147850B5D37D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Calibri" svg:font-family="Calibri" style:font-family-generic="roman"/>
    <style:font-face style:name="Cambria" svg:font-family="Cambria" style:font-family-generic="roman"/>
    <style:font-face style:name="Consolas" svg:font-family="Consolas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Latin Modern Mono" svg:font-family="'Latin Modern Mono'" style:font-adornments="10 Regular" style:font-pitch="fixed"/>
    <style:font-face style:name="Courier New" svg:font-family="'Courier New'" style:font-adornments="Normal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imbus Mono L" svg:font-family="'Nimbus Mono L'" style:font-family-generic="modern" style:font-pitch="fixed"/>
    <style:font-face style:name="Latin Modern Roman Dunhill" svg:font-family="'Latin Modern Roman Dunhill'" style:font-adornments="10 Regular" style:font-pitch="variable"/>
    <style:font-face style:name="Linux Libertine G:foot=1" svg:font-family="'Linux Libertine G:foot=1'" style:font-adornments="Normal" style:font-pitch="variable"/>
    <style:font-face style:name="Linux Libertine G:name=1" svg:font-family="'Linux Libertine G:name=1'" style:font-adornments="Normal" style:font-pitch="variable"/>
    <style:font-face style:name="Linux Libertine Mono O" svg:font-family="'Linux Libertine Mono O'" style:font-adornments="Negrita" style:font-pitch="variable"/>
    <style:font-face style:name="Liberation Serif2" svg:font-family="'Liberation Serif'" style:font-adornments="Cursiva" style:font-family-generic="roman" style:font-pitch="variable"/>
    <style:font-face style:name="Liberation Serif3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atin Modern Sans" svg:font-family="'Latin Modern Sans'" style:font-adornments="10 Bold Oblique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s" fo:country="BO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9.01pt ridge #1f497d" fo:border-bottom="none">
        <style:tab-stops>
          <style:tab-stop style:position="7.5cm" style:type="center"/>
          <style:tab-stop style:position="16.503cm" style:type="right"/>
        </style:tab-stops>
      </style:paragraph-properties>
      <style:text-properties fo:language="es" fo:country="BO"/>
    </style:style>
    <style:style style:name="P3" style:family="paragraph" style:parent-style-name="Contenido_20_de_20_la_20_tabla_20_derecha">
      <style:text-properties officeooo:rsid="0034a24a" officeooo:paragraph-rsid="0034a24a"/>
    </style:style>
    <style:style style:name="P4" style:family="paragraph" style:parent-style-name="NG_5f_Nivel_20_3_20_-_20_Sección">
      <style:text-properties officeooo:rsid="00dd6fd6" officeooo:paragraph-rsid="00dd6fd6"/>
    </style:style>
    <style:style style:name="P5" style:family="paragraph" style:parent-style-name="NG_5f_Nivel_20_3_20_-_20_Sección">
      <style:text-properties officeooo:rsid="00de74fc" officeooo:paragraph-rsid="00de74fc"/>
    </style:style>
    <style:style style:name="P6" style:family="paragraph" style:parent-style-name="NG_5f_Nivel_20_4_20_-_20_Subsección">
      <style:text-properties officeooo:paragraph-rsid="00dd6fd6"/>
    </style:style>
    <style:style style:name="P7" style:family="paragraph" style:parent-style-name="NG_5f_Nivel_20_4_20_-_20_Subsección">
      <style:text-properties officeooo:paragraph-rsid="00f7a839"/>
    </style:style>
    <style:style style:name="P8" style:family="paragraph" style:parent-style-name="NG_5f_Lista_20_de_20_vídeos" style:master-page-name="NG_5f_Página_20_Normal">
      <style:paragraph-properties style:page-number="267" fo:break-before="auto" fo:break-aft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de74fc"/>
    </style:style>
    <style:style style:name="T2" style:family="text">
      <style:text-properties officeooo:rsid="00df60f8"/>
    </style:style>
    <style:style style:name="T3" style:family="text">
      <style:text-properties officeooo:rsid="00f563b2"/>
    </style:style>
    <style:style style:name="T4" style:family="text">
      <style:text-properties officeooo:rsid="00f7018b"/>
    </style:style>
    <style:style style:name="T5" style:family="text">
      <style:text-properties officeooo:rsid="00dd6fd6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RefHeading___Toc3931_1177102559"/>Lista de enlaces a los vídeos.<text:bookmark-end text:name="__RefHeading___Toc3931_1177102559"/></text:h>
      <text:h text:style-name="P4" text:outline-level="3"><text:bookmark-start text:name="__RefHeading___Toc3959_1177102559"/>Mokele Mbembe<text:bookmark-end text:name="__RefHeading___Toc3959_1177102559"/></text:h>
      <text:h text:style-name="P6" text:outline-level="4"><text:bookmark-start text:name="__RefHeading___Toc3961_1177102559"/>C01E<text:span text:style-name="T1">0</text:span>1: <text:a xlink:type="simple" xlink:href="https://youtu.be/2MD9OzexNTo" text:style-name="Internet_20_link" text:visited-style-name="Visited_20_Internet_20_Link"><text:span text:style-name="T4">https://youtu.be/2MD9OzexNTo</text:span></text:a><text:bookmark-end text:name="__RefHeading___Toc3961_1177102559"/></text:h>
      <text:h text:style-name="P6" text:outline-level="4"><text:bookmark-start text:name="__RefHeading___Toc3998_1177102559"/>C01E<text:span text:style-name="T1">02: </text:span><text:a xlink:type="simple" xlink:href="https://youtu.be/Kg1-hQB1bdw" text:style-name="Internet_20_link" text:visited-style-name="Visited_20_Internet_20_Link"><text:span text:style-name="T1">https://youtu.be/Kg1-hQB1bdw</text:span></text:a><text:bookmark-end text:name="__RefHeading___Toc3998_1177102559"/></text:h>
      <text:h text:style-name="P6" text:outline-level="4"><text:bookmark-start text:name="__RefHeading___Toc4000_1177102559"/>C01E<text:span text:style-name="T1">03: </text:span><text:a xlink:type="simple" xlink:href="https://youtu.be/j7YF8vCZ_zU" text:style-name="Internet_20_link" text:visited-style-name="Visited_20_Internet_20_Link"><text:span text:style-name="T1">https://youtu.be/j7YF8vCZ_zU</text:span></text:a><text:bookmark-end text:name="__RefHeading___Toc4000_1177102559"/></text:h>
      <text:h text:style-name="P6" text:outline-level="4"><text:bookmark-start text:name="__RefHeading___Toc4002_1177102559"/>C01E<text:span text:style-name="T1">04: </text:span><text:a xlink:type="simple" xlink:href="https://youtu.be/aaINQko81u0" text:style-name="Internet_20_link" text:visited-style-name="Visited_20_Internet_20_Link"><text:span text:style-name="T1">https://youtu.be/aaINQko81u0</text:span></text:a><text:bookmark-end text:name="__RefHeading___Toc4002_1177102559"/></text:h>
      <text:h text:style-name="NG_5f_Nivel_20_3_20_-_20_Sección" text:outline-level="3"><text:bookmark-start text:name="__RefHeading___Toc4004_1177102559"/>El Yeti<text:bookmark-end text:name="__RefHeading___Toc4004_1177102559"/></text:h>
      <text:h text:style-name="P6" text:outline-level="4"><text:bookmark-start text:name="__RefHeading___Toc4006_1177102559"/><text:span text:style-name="T5">C02E05: </text:span><text:a xlink:type="simple" xlink:href="https://youtu.be/X9pL4G9AWXs" text:style-name="Internet_20_link" text:visited-style-name="Visited_20_Internet_20_Link"><text:span text:style-name="T5">https://youtu.be/X9pL4G9AWXs</text:span></text:a><text:bookmark-end text:name="__RefHeading___Toc4006_1177102559"/></text:h>
      <text:h text:style-name="P7" text:outline-level="4"><text:bookmark-start text:name="__RefHeading___Toc4008_1177102559"/><text:span text:style-name="T5">C02E06: </text:span><text:a xlink:type="simple" xlink:href="https://youtu.be/NT-mYI-91vo" text:style-name="Internet_20_link" text:visited-style-name="Visited_20_Internet_20_Link"><text:span text:style-name="T5">https://youtu.be/NT-mYI-91vo</text:span></text:a><text:bookmark-end text:name="__RefHeading___Toc4008_1177102559"/></text:h>
      <text:h text:style-name="P7" text:outline-level="4"><text:bookmark-start text:name="__RefHeading___Toc4010_1177102559"/><text:span text:style-name="T5">C02E07: </text:span><text:a xlink:type="simple" xlink:href="https://youtu.be/Mnp9_GOHEZw" text:style-name="Internet_20_link" text:visited-style-name="Visited_20_Internet_20_Link"><text:span text:style-name="T5">https://youtu.be/Mnp9_GOHEZw</text:span></text:a><text:bookmark-end text:name="__RefHeading___Toc4010_1177102559"/></text:h>
      <text:h text:style-name="P7" text:outline-level="4"><text:bookmark-start text:name="__RefHeading___Toc4012_1177102559"/><text:span text:style-name="T5">C02E08: </text:span><text:a xlink:type="simple" xlink:href="https://youtu.be/1AeF9KGk5iw" text:style-name="Internet_20_link" text:visited-style-name="Visited_20_Internet_20_Link"><text:span text:style-name="T5">https://youtu.be/1AeF9KGk5iw</text:span></text:a><text:bookmark-end text:name="__RefHeading___Toc4012_1177102559"/></text:h>
      <text:h text:style-name="P5" text:outline-level="3"><text:bookmark-start text:name="__RefHeading___Toc4014_1177102559"/>The Heruka<text:bookmark-end text:name="__RefHeading___Toc4014_1177102559"/></text:h>
      <text:h text:style-name="P7" text:outline-level="4"><text:bookmark-start text:name="__RefHeading___Toc4016_1177102559"/><text:span text:style-name="T1">C03E09: </text:span><text:a xlink:type="simple" xlink:href="https://youtu.be/auy4Qs93lG0" text:style-name="Internet_20_link" text:visited-style-name="Visited_20_Internet_20_Link"><text:span text:style-name="T1">https://youtu.be/auy4Qs93lG0</text:span></text:a><text:bookmark-end text:name="__RefHeading___Toc4016_1177102559"/></text:h>
      <text:h text:style-name="P7" text:outline-level="4"><text:bookmark-start text:name="__RefHeading___Toc4018_1177102559"/><text:span text:style-name="T1">C03E10: </text:span><text:a xlink:type="simple" xlink:href="https://youtu.be/Vqs4QSD8cNM" text:style-name="Internet_20_link" text:visited-style-name="Visited_20_Internet_20_Link"><text:span text:style-name="T1">https://youtu.be/Vqs4QSD8cNM</text:span></text:a><text:bookmark-end text:name="__RefHeading___Toc4018_1177102559"/></text:h>
      <text:h text:style-name="P7" text:outline-level="4"><text:bookmark-start text:name="__RefHeading___Toc4020_1177102559"/><text:span text:style-name="T1">C03E11: </text:span><text:a xlink:type="simple" xlink:href="https://youtu.be/mKwf099CMjM" text:style-name="Internet_20_link" text:visited-style-name="Visited_20_Internet_20_Link"><text:span text:style-name="T1">https://youtu.be/mKwf099CMjM</text:span></text:a><text:bookmark-end text:name="__RefHeading___Toc4020_1177102559"/></text:h>
      <text:h text:style-name="P7" text:outline-level="4"><text:bookmark-start text:name="__RefHeading___Toc4022_1177102559"/><text:span text:style-name="T1">C03E12: </text:span><text:a xlink:type="simple" xlink:href="https://youtu.be/sOeMiSY5R7A" text:style-name="Internet_20_link" text:visited-style-name="Visited_20_Internet_20_Link"><text:span text:style-name="T1">https://youtu.be/sOeMiSY5R7A</text:span></text:a><text:bookmark-end text:name="__RefHeading___Toc4022_1177102559"/></text:h>
      <text:h text:style-name="NG_5f_Nivel_20_3_20_-_20_Sección" text:outline-level="3"><text:bookmark-start text:name="__RefHeading___Toc4024_1177102559"/>The Kraken<text:bookmark-end text:name="__RefHeading___Toc4024_1177102559"/></text:h>
      <text:h text:style-name="P7" text:outline-level="4"><text:bookmark-start text:name="__RefHeading___Toc4026_1177102559"/><text:span text:style-name="T1">C04E13: </text:span><text:a xlink:type="simple" xlink:href="https://youtu.be/KI7BshVZ6gs" text:style-name="Internet_20_link" text:visited-style-name="Visited_20_Internet_20_Link"><text:span text:style-name="T1">https://youtu.be/KI7BshVZ6gs</text:span></text:a><text:bookmark-end text:name="__RefHeading___Toc4026_1177102559"/></text:h>
      <text:h text:style-name="P7" text:outline-level="4"><text:bookmark-start text:name="__RefHeading___Toc4028_1177102559"/><text:span text:style-name="T1">C04E14: </text:span><text:a xlink:type="simple" xlink:href="https://youtu.be/Om0oicpJTwU" text:style-name="Internet_20_link" text:visited-style-name="Visited_20_Internet_20_Link"><text:span text:style-name="T1">https://youtu.be/Om0oicpJTwU</text:span></text:a><text:bookmark-end text:name="__RefHeading___Toc4028_1177102559"/></text:h>
      <text:h text:style-name="P7" text:outline-level="4"><text:bookmark-start text:name="__RefHeading___Toc4030_1177102559"/><text:span text:style-name="T1">C04E15: </text:span><text:a xlink:type="simple" xlink:href="https://youtu.be/ELI_Cj7Md3c" text:style-name="Internet_20_link" text:visited-style-name="Visited_20_Internet_20_Link"><text:span text:style-name="T1">https://youtu.be/ELI_Cj7Md3c</text:span></text:a><text:bookmark-end text:name="__RefHeading___Toc4030_1177102559"/></text:h>
      <text:h text:style-name="P7" text:outline-level="4"><text:bookmark-start text:name="__RefHeading___Toc4032_1177102559"/><text:span text:style-name="T1">C04E16: </text:span><text:a xlink:type="simple" xlink:href="https://youtu.be/1iXzGELo9zc" text:style-name="Internet_20_link" text:visited-style-name="Visited_20_Internet_20_Link"><text:span text:style-name="T1">https://youtu.be/1iXzGELo9zc</text:span></text:a><text:bookmark-end text:name="__RefHeading___Toc4032_1177102559"/></text:h>
      <text:h text:style-name="NG_5f_Nivel_20_3_20_-_20_Sección" text:outline-level="3"><text:bookmark-start text:name="__RefHeading___Toc4034_1177102559"/><text:soft-page-break/>El Chupacabra<text:bookmark-end text:name="__RefHeading___Toc4034_1177102559"/></text:h>
      <text:h text:style-name="P7" text:outline-level="4"><text:bookmark-start text:name="__RefHeading___Toc4036_1177102559"/><text:span text:style-name="T1">C05E17: </text:span><text:a xlink:type="simple" xlink:href="https://youtu.be/A-2uTjX7FXY" text:style-name="Internet_20_link" text:visited-style-name="Visited_20_Internet_20_Link"><text:span text:style-name="T1">https://youtu.be/A-2uTjX7FXY</text:span></text:a><text:bookmark-end text:name="__RefHeading___Toc4036_1177102559"/></text:h>
      <text:h text:style-name="P7" text:outline-level="4"><text:bookmark-start text:name="__RefHeading___Toc4038_1177102559"/><text:span text:style-name="T1">C05E18: </text:span><text:a xlink:type="simple" xlink:href="https://youtu.be/nWQ6qTEtcOs" text:style-name="Internet_20_link" text:visited-style-name="Visited_20_Internet_20_Link"><text:span text:style-name="T1">https://youtu.be/nWQ6qTEtcOs</text:span></text:a><text:bookmark-end text:name="__RefHeading___Toc4038_1177102559"/></text:h>
      <text:h text:style-name="P7" text:outline-level="4"><text:bookmark-start text:name="__RefHeading___Toc4040_1177102559"/><text:span text:style-name="T1">C05E19: </text:span><text:a xlink:type="simple" xlink:href="https://youtu.be/A6r0c8oG6HU" text:style-name="Internet_20_link" text:visited-style-name="Visited_20_Internet_20_Link"><text:span text:style-name="T1">https://youtu.be/A6r0c8oG6HU</text:span></text:a><text:bookmark-end text:name="__RefHeading___Toc4040_1177102559"/></text:h>
      <text:h text:style-name="P7" text:outline-level="4"><text:bookmark-start text:name="__RefHeading___Toc4042_1177102559"/><text:span text:style-name="T1">C05E20: </text:span><text:a xlink:type="simple" xlink:href="https://youtu.be/-TssAo3Ie7U" text:style-name="Internet_20_link" text:visited-style-name="Visited_20_Internet_20_Link"><text:span text:style-name="T1">https://youtu.be/-TssAo3Ie7U</text:span></text:a><text:bookmark-end text:name="__RefHeading___Toc4042_1177102559"/></text:h>
      <text:h text:style-name="NG_5f_Nivel_20_3_20_-_20_Sección" text:outline-level="3"><text:bookmark-start text:name="__RefHeading___Toc4044_1177102559"/>The Heru<text:span text:style-name="T2">k</text:span>a II<text:bookmark-end text:name="__RefHeading___Toc4044_1177102559"/></text:h>
      <text:h text:style-name="P7" text:outline-level="4"><text:bookmark-start text:name="__RefHeading___Toc4046_1177102559"/><text:span text:style-name="T1">C06E21: </text:span><text:a xlink:type="simple" xlink:href="https://youtu.be/f7AmqkrDoCs" text:style-name="Internet_20_link" text:visited-style-name="Visited_20_Internet_20_Link"><text:span text:style-name="T1">https://youtu.be/f7AmqkrDoCs</text:span></text:a><text:bookmark-end text:name="__RefHeading___Toc4046_1177102559"/></text:h>
      <text:h text:style-name="P7" text:outline-level="4"><text:bookmark-start text:name="__RefHeading___Toc4048_1177102559"/><text:span text:style-name="T1">C06E22: </text:span><text:a xlink:type="simple" xlink:href="https://youtu.be/iyp8TVeS8_Y" text:style-name="Internet_20_link" text:visited-style-name="Visited_20_Internet_20_Link"><text:span text:style-name="T1">https://youtu.be/iyp8TVeS8_Y</text:span></text:a><text:bookmark-end text:name="__RefHeading___Toc4048_1177102559"/></text:h>
      <text:h text:style-name="P7" text:outline-level="4"><text:bookmark-start text:name="__RefHeading___Toc4050_1177102559"/><text:span text:style-name="T1">C06E23: </text:span><text:a xlink:type="simple" xlink:href="https://youtu.be/6LGSs3U3GJ4" text:style-name="Internet_20_link" text:visited-style-name="Visited_20_Internet_20_Link"><text:span text:style-name="T1">https://youtu.be/6LGSs3U3GJ4</text:span></text:a><text:bookmark-end text:name="__RefHeading___Toc4050_1177102559"/></text:h>
      <text:h text:style-name="P7" text:outline-level="4"><text:bookmark-start text:name="__RefHeading___Toc4052_1177102559"/><text:span text:style-name="T1">C06E24: </text:span><text:a xlink:type="simple" xlink:href="https://youtu.be/RDr2UGGRzNo" text:style-name="Internet_20_link" text:visited-style-name="Visited_20_Internet_20_Link"><text:span text:style-name="T1">https://youtu.be/RDr2UGGRzNo</text:span></text:a><text:bookmark-end text:name="__RefHeading___Toc4052_117710255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Calibri" svg:font-family="Calibri" style:font-family-generic="roman"/>
    <style:font-face style:name="Cambria" svg:font-family="Cambria" style:font-family-generic="roman"/>
    <style:font-face style:name="Consolas" svg:font-family="Consolas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Latin Modern Mono" svg:font-family="'Latin Modern Mono'" style:font-adornments="10 Regular" style:font-pitch="fixed"/>
    <style:font-face style:name="Courier New" svg:font-family="'Courier New'" style:font-adornments="Normal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imbus Mono L" svg:font-family="'Nimbus Mono L'" style:font-family-generic="modern" style:font-pitch="fixed"/>
    <style:font-face style:name="Latin Modern Roman Dunhill" svg:font-family="'Latin Modern Roman Dunhill'" style:font-adornments="10 Regular" style:font-pitch="variable"/>
    <style:font-face style:name="Linux Libertine G:foot=1" svg:font-family="'Linux Libertine G:foot=1'" style:font-adornments="Normal" style:font-pitch="variable"/>
    <style:font-face style:name="Linux Libertine G:name=1" svg:font-family="'Linux Libertine G:name=1'" style:font-adornments="Normal" style:font-pitch="variable"/>
    <style:font-face style:name="Linux Libertine Mono O" svg:font-family="'Linux Libertine Mono O'" style:font-adornments="Negrita" style:font-pitch="variable"/>
    <style:font-face style:name="Liberation Serif2" svg:font-family="'Liberation Serif'" style:font-adornments="Cursiva" style:font-family-generic="roman" style:font-pitch="variable"/>
    <style:font-face style:name="Liberation Serif3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atin Modern Sans" svg:font-family="'Latin Modern Sans'" style:font-adornments="10 Bold Oblique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G" fo:font-size="12pt" fo:language="es" fo:country="B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nux Libertine G" fo:font-size="12pt" fo:language="es" fo:country="B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margin-top="0cm" fo:margin-bottom="0.199cm" loext:contextual-spacing="false" fo:text-align="justify" style:justify-single-word="false" fo:text-indent="-0.6cm" style:auto-text-indent="false">
        <style:tab-stops/>
      </style:paragraph-properties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Norm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1" fo:font-family="'Liberation Serif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2" fo:font-family="'Liberation Serif'" style:font-style-name="Cursiv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style-name="Normal" style:font-family-generic="roman" style:font-pitch="variable" style:font-size-asian="12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635cm" fo:margin-bottom="0cm" loext:contextual-spacing="false" fo:text-align="start" style:justify-single-word="false"/>
      <style:text-properties fo:text-transform="uppercase" style:font-name="Cambria" fo:font-family="Cambria" style:font-family-generic="roman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margin-top="0.423cm" fo:margin-bottom="0cm" loext:contextual-spacing="false" fo:text-align="start" style:justify-single-word="false" fo:text-indent="0cm" style:auto-text-indent="false"/>
      <style:text-properties style:font-name="Calibri" fo:font-family="Calibri" style:font-family-generic="roman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5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847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693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style:font-name="Calibri" fo:font-family="Calibri" style:font-family-generic="roman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atin Modern Mono" fo:font-family="'Latin Modern Mono'" style:font-style-name="10 Regular" style:font-pitch="fixe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paragraph-properties fo:margin-left="3.5cm" fo:margin-right="3.5cm" fo:margin-top="0cm" fo:margin-bottom="0cm" loext:contextual-spacing="false" fo:line-height="150%" fo:text-align="start" style:justify-single-word="false" fo:text-indent="0cm" style:auto-text-indent="false"/>
      <style:text-properties style:font-name="Courier New" fo:font-family="'Courier New'" style:font-style-name="Normal" style:font-family-generic="modern" style:font-pitch="fixed" fo:font-size="14pt" fo:font-weight="bold" fo:background-color="transparent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font-size="11pt" style:font-size-asian="10.5pt"/>
    </style:style>
    <style:style style:name="Title" style:family="paragraph" style:parent-style-name="Heading" style:class="chap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G_5f_Título_20_Documento" style:display-name="NG_Título Documento" style:family="paragraph" style:next-style-name="NG_5f_cuerpo_20_de_20_Texto" style:master-page-name="">
      <style:paragraph-properties fo:margin-top="1cm" fo:margin-bottom="1cm" loext:contextual-spacing="false" fo:text-align="center" style:justify-single-word="false" fo:orphans="0" fo:widows="0" style:page-number="auto"/>
      <style:text-properties style:font-name="Linux Libertine Mono O" fo:font-family="'Linux Libertine Mono O'" style:font-style-name="Negrita" style:font-pitch="variable" fo:font-size="26pt" fo:font-weight="bold" fo:background-color="transparent" style:font-size-asian="10.5pt"/>
    </style:style>
    <style:style style:name="NG_5f_cuerpo_20_de_20_Texto" style:display-name="NG_cuerpo de Texto" style:family="paragraph" style:master-page-name="">
      <style:paragraph-properties fo:text-align="justify" style:justify-single-word="false" style:page-number="auto"/>
      <style:text-properties style:font-name="Liberation Serif" fo:font-family="'Liberation Serif'" style:font-style-name="Normal" style:font-family-generic="roman" style:font-pitch="variable" style:font-size-asian="10.5pt"/>
    </style:style>
    <style:style style:name="NG_5f_Cuerpo_20_de_20_Texto_20_Sangría_20_Continuación" style:display-name="NG_Cuerpo de Texto Sangría Continuación" style:family="paragraph" style:parent-style-name="NG_5f_cuerpo_20_de_20_Texto" style:master-page-name="">
      <style:paragraph-properties fo:margin-left="0cm" fo:margin-right="0cm" fo:margin-top="0.499cm" fo:margin-bottom="0cm" loext:contextual-spacing="false" fo:line-height="150%" fo:orphans="0" fo:widows="0" fo:text-indent="0.499cm" style:auto-text-indent="false" style:page-number="auto"/>
      <style:text-properties style:font-size-asian="10.5pt"/>
    </style:style>
    <style:style style:name="NG_5f_Cuerpo_20_de_20_Texto_20_sangría" style:display-name="NG_Cuerpo de Texto sangría" style:family="paragraph" style:parent-style-name="NG_5f_cuerpo_20_de_20_Texto" style:next-style-name="NG_5f_Cuerpo_20_de_20_Texto_20_Sangría_20_Continuación" style:master-page-name="">
      <style:paragraph-properties fo:margin-left="0cm" fo:margin-right="0cm" fo:line-height="150%" fo:keep-together="auto" fo:orphans="0" fo:widows="0" fo:hyphenation-ladder-count="no-limit" fo:text-indent="0.499cm" style:auto-text-indent="false" style:page-number="auto" fo:keep-with-next="auto"/>
      <style:text-properties style:font-size-asian="10.5pt" fo:hyphenate="true" fo:hyphenation-remain-char-count="2" fo:hyphenation-push-char-count="2"/>
    </style:style>
    <style:style style:name="NG_5f_Esquema_20_de_20_Niveles" style:display-name="NG_Esquema de Niveles" style:family="paragraph">
      <style:text-properties style:font-name="Liberation Serif" fo:font-family="'Liberation Serif'" style:font-style-name="Normal" style:font-family-generic="roman" style:font-pitch="variable" style:font-size-asian="10.5pt"/>
    </style:style>
    <style:style style:name="NG_5f_Nivel_20_1_20_-_20_Parte_20_del_20_Documento" style:display-name="NG_Nivel 1 - Parte del Documento" style:family="paragraph" style:parent-style-name="NG_5f_Esquema_20_de_20_Niveles" style:next-style-name="NG_5f_cuerpo_20_de_20_Texto" style:default-outline-level="1" style:master-page-name="NG_5f_Parte_20_o_20_Sección">
      <style:paragraph-properties fo:margin-top="6.001cm" fo:margin-bottom="2cm" loext:contextual-spacing="false" fo:text-align="center" style:justify-single-word="false" style:page-number="auto"/>
      <style:text-properties style:font-name="Liberation Serif" fo:font-family="'Liberation Serif'" style:font-style-name="Normal" style:font-family-generic="roman" style:font-pitch="variable" fo:font-size="26pt" fo:font-weight="bold" style:font-size-asian="10.5pt"/>
    </style:style>
    <style:style style:name="NG_5f_Nivel_20_2_20_-_20_Capítulo" style:display-name="NG_Nivel 2 - Capítulo" style:family="paragraph" style:parent-style-name="NG_5f_Esquema_20_de_20_Niveles" style:next-style-name="NG_5f_Cuerpo_20_de_20_Texto_20_sangría" style:default-outline-level="2" style:master-page-name="NG_5f_Capítulo">
      <style:paragraph-properties fo:margin-top="0cm" fo:margin-bottom="1.101cm" loext:contextual-spacing="false" fo:text-align="center" style:justify-single-word="false" style:page-number="auto" fo:break-before="auto" fo:break-after="auto"/>
      <style:text-properties fo:text-transform="uppercase" fo:font-size="18pt" fo:font-weight="bold" style:font-size-asian="10.5pt"/>
    </style:style>
    <style:style style:name="NG_5f_Nivel_20_3_20_-_20_Sección" style:display-name="NG_Nivel 3 - Sección" style:family="paragraph" style:parent-style-name="NG_5f_Esquema_20_de_20_Niveles" style:next-style-name="NG_5f_Cuerpo_20_de_20_Texto_20_sangría" style:default-outline-level="3">
      <style:paragraph-properties fo:margin-top="0.499cm" fo:margin-bottom="0.499cm" loext:contextual-spacing="false"/>
      <style:text-properties fo:font-size="16pt" fo:font-weight="bold" style:font-size-asian="10.5pt"/>
    </style:style>
    <style:style style:name="NG_5f_Nivel_20_4_20_-_20_Subsección" style:display-name="NG_Nivel 4 - Subsección" style:family="paragraph" style:parent-style-name="NG_5f_Esquema_20_de_20_Niveles" style:default-outline-level="4">
      <style:paragraph-properties fo:margin-top="0.3cm" fo:margin-bottom="0.3cm" loext:contextual-spacing="false"/>
      <style:text-properties style:font-name="Liberation Serif3" fo:font-family="'Liberation Serif'" style:font-style-name="Negrita" style:font-family-generic="roman" style:font-pitch="variable" fo:font-weight="normal" style:font-size-asian="10.5pt"/>
    </style:style>
    <style:style style:name="NG_5f_Nivel_20_5_20_-_20_Subsubsección" style:display-name="NG_Nivel 5 - Subsubsección" style:family="paragraph" style:parent-style-name="NG_5f_Esquema_20_de_20_Niveles" style:next-style-name="NG_5f_Cuerpo_20_de_20_Texto_20_sangría" style:default-outline-level="5">
      <style:paragraph-properties fo:margin-top="0cm" fo:margin-bottom="0.499cm" loext:contextual-spacing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G_5f_TOCs_20_para_20_sumario" style:display-name="NG_TOCs para sumario" style:family="paragraph" style:next-style-name="NG_5f_cuerpo_20_de_20_Texto">
      <style:text-properties fo:color="#002673" style:font-name="Liberation Sans" fo:font-family="'Liberation Sans'" style:font-style-name="Normal" style:font-family-generic="swiss" style:font-pitch="variable" officeooo:rsid="001fe63b" style:font-size-asian="10.5pt"/>
    </style:style>
    <style:style style:name="NG_5f_TOCs_20_Nivel_20_1" style:display-name="NG_TOCs Nivel 1" style:family="paragraph" style:parent-style-name="NG_5f_TOCs_20_para_20_sumario" style:master-page-name="">
      <style:paragraph-properties style:page-number="auto"/>
      <style:text-properties fo:font-weight="bold" style:font-size-asian="10.5pt"/>
    </style:style>
    <style:style style:name="NG_5f_TOCs_20_Nivel_20_2" style:display-name="NG_TOCs Nivel 2" style:family="paragraph" style:parent-style-name="NG_5f_TOCs_20_para_20_sumario">
      <style:paragraph-properties fo:margin-left="0.499cm" fo:margin-right="0cm" fo:text-indent="0cm" style:auto-text-indent="false"/>
      <style:text-properties style:font-size-asian="10.5pt"/>
    </style:style>
    <style:style style:name="NG_5f_TOCs_20_Nivel_20_3" style:display-name="NG_TOCs Nivel 3" style:family="paragraph" style:parent-style-name="NG_5f_TOCs_20_para_20_sumario">
      <style:paragraph-properties fo:margin-left="1cm" fo:margin-right="0cm" fo:text-indent="0cm" style:auto-text-indent="false"/>
      <style:text-properties style:font-size-asian="10.5pt"/>
    </style:style>
    <style:style style:name="NG_5f_TOCs_20_Nivel_20_4" style:display-name="NG_TOCs Nivel 4" style:family="paragraph" style:parent-style-name="NG_5f_TOCs_20_para_20_sumario">
      <style:paragraph-properties fo:margin-left="1.499cm" fo:margin-right="0cm" fo:text-indent="0cm" style:auto-text-indent="false"/>
      <style:text-properties style:font-size-asian="10.5pt"/>
    </style:style>
    <style:style style:name="NG_5f_TOCs_20_Nivel_20_5" style:display-name="NG_TOCs Nivel 5" style:family="paragraph" style:parent-style-name="NG_5f_TOCs_20_para_20_sumario">
      <style:paragraph-properties fo:margin-left="2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Liberation Mono" fo:font-family="'Liberation Mono'" style:font-style-name="Normal" style:font-family-generic="modern" style:font-pitch="fixed" fo:font-size="8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NG_5f_Fuera_20_de_20_contexto" style:display-name="NG_Fuera de contexto" style:family="paragraph" style:parent-style-name="NG_5f_cuerpo_20_de_20_Texto" style:next-style-name="NG_5f_Cuerpo_20_de_20_Texto_20_sangría" style:default-outline-level="1" style:list-style-name="NG_5f_Lista_20_1_20_-_20_Títulos_20_de_20_secciones_20_extra">
      <style:paragraph-properties fo:margin-top="2cm" fo:margin-bottom="2cm" loext:contextual-spacing="false" fo:text-align="center" style:justify-single-word="false" fo:padding="0.049cm" fo:border-left="none" fo:border-right="none" fo:border-top="none" fo:border-bottom="0.99pt solid #000000" style:shadow="none"/>
      <style:text-properties fo:font-size="18pt" style:font-size-asian="10.5pt"/>
    </style:style>
    <style:style style:name="Quotations" style:family="paragraph" style:parent-style-name="Standard" style:class="html">
      <style:paragraph-properties fo:margin-left="1.499cm" fo:margin-right="1.499cm" fo:margin-top="0cm" fo:margin-bottom="0.499cm" loext:contextual-spacing="false" fo:text-align="start" style:justify-single-word="false" fo:text-indent="0cm" style:auto-text-indent="false"/>
      <style:text-properties style:font-size-asian="10.5pt"/>
    </style:style>
    <style:style style:name="NG_5f_Encabezado" style:display-name="NG_Encabezado" style:family="paragraph" style:next-style-name="Standard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3pt" fo:font-weight="bold" fo:background-color="transparent" style:font-size-asian="10.5pt"/>
    </style:style>
    <style:style style:name="NG_5f_derechosReservados" style:display-name="NG_derechosReservados" style:family="paragraph" style:parent-style-name="NG_5f_Encabezado" style:next-style-name="Standard" style:default-outline-level="2" style:list-style-name="" style:master-page-name="">
      <style:paragraph-properties fo:margin-top="0cm" fo:margin-bottom="0.499cm" loext:contextual-spacing="false" style:page-number="auto">
        <style:tab-stops/>
      </style:paragraph-properties>
      <style:text-properties style:use-window-font-color="true" style:font-name="Liberation Serif3" fo:font-family="'Liberation Serif'" style:font-style-name="Negrita" style:font-family-generic="roman" style:font-pitch="variable" fo:font-size="16pt" style:text-underline-style="solid" style:text-underline-width="auto" style:text-underline-color="font-color" fo:font-weight="bold" fo:background-color="transparent" style:font-size-asian="10.5pt"/>
    </style:style>
    <style:style style:name="NG_5f_cuerpo_20_de_20_Texto_20_-_20_Atribuciones" style:display-name="NG_cuerpo de Texto - Atribuciones" style:family="paragraph" style:parent-style-name="NG_5f_cuerpo_20_de_20_Texto">
      <style:paragraph-properties fo:margin-top="0.199cm" fo:margin-bottom="0.199cm" loext:contextual-spacing="false"/>
    </style:style>
    <style:style style:name="NG_5f_Autor" style:display-name="NG_Autor" style:family="paragraph" style:parent-style-name="NG_5f_Título_20_Documento" style:next-style-name="NG_5f_cuerpo_20_de_20_Texto" style:master-page-name="">
      <style:paragraph-properties fo:margin-top="1cm" fo:margin-bottom="0cm" loext:contextual-spacing="false" style:page-number="auto"/>
      <style:text-properties style:font-name="Latin Modern Roman Dunhill" fo:font-family="'Latin Modern Roman Dunhill'" style:font-style-name="10 Regular" style:font-pitch="variable" fo:font-size="14pt" fo:font-weight="normal" style:font-size-asian="10.5pt"/>
    </style:style>
    <style:style style:name="NG_5f_Autor_5f_contactos" style:display-name="NG_Autor_contactos" style:family="paragraph" style:parent-style-name="NG_5f_Título_20_Documento" style:master-page-name="">
      <style:paragraph-properties fo:margin-top="0cm" fo:margin-bottom="0cm" loext:contextual-spacing="false" style:page-number="auto"/>
      <style:text-properties fo:font-size="11pt" fo:font-weight="normal" style:font-size-asian="10.5pt"/>
    </style:style>
    <style:style style:name="Contenido_20_de_20_la_20_tabla_20_derecha" style:display-name="Contenido de la tabla derecha" style:family="paragraph" style:parent-style-name="Table_20_Contents">
      <style:paragraph-properties fo:text-align="end" style:justify-single-word="false"/>
    </style:style>
    <style:style style:name="Predeterminado_20_Centrado" style:display-name="Predeterminado Centrado" style:family="paragraph" style:parent-style-name="Standard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size-asian="10.5pt"/>
    </style:style>
    <style:style style:name="Predeterminado_20_sangría" style:display-name="Predeterminado sangría" style:family="paragraph" style:parent-style-name="Standard">
      <style:paragraph-properties fo:margin-left="0.6cm" fo:margin-right="0cm" fo:text-indent="0cm" style:auto-text-indent="false"/>
      <style:text-properties style:font-size-asian="10.5pt"/>
    </style:style>
    <style:style style:name="Contenido_20_de_20_la_20_tabla_20_Centrado" style:display-name="Contenido de la tabla Centrado" style:family="paragraph" style:parent-style-name="Table_20_Contents">
      <style:paragraph-properties fo:margin-top="0cm" fo:margin-bottom="0.101cm" loext:contextual-spacing="false" fo:text-align="center" style:justify-single-word="false"/>
    </style:style>
    <style:style style:name="Predetrminado_20_Negritas_20_Justificado" style:display-name="Predetrminado Negritas Justificado" style:family="paragraph" style:parent-style-name="Standard" style:next-style-name="Standard">
      <style:paragraph-properties fo:margin-left="0cm" fo:margin-right="0cm" fo:margin-top="0.499cm" fo:margin-bottom="0.499cm" loext:contextual-spacing="false" fo:text-indent="0cm" style:auto-text-indent="false"/>
      <style:text-properties fo:font-weight="bold" style:font-size-asian="10.5pt"/>
    </style:style>
    <style:style style:name="NG_5f_Lista_20_de_20_vídeos" style:display-name="NG_Lista de vídeos" style:family="paragraph" style:next-style-name="Standard" style:default-outline-level="1" style:list-style-name="" style:master-page-name="">
      <style:paragraph-properties fo:margin-top="0cm" fo:margin-bottom="0.499cm" loext:contextual-spacing="false" style:page-number="auto"/>
      <style:text-properties style:font-name="Liberation Serif3" fo:font-family="'Liberation Serif'" style:font-style-name="Negrita" style:font-family-generic="roman" style:font-pitch="variable" fo:font-size="20pt" style:text-underline-style="solid" style:text-underline-type="double" style:text-underline-width="auto" style:text-underline-color="font-color" fo:font-weight="bold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2673" style:font-name="Liberation Serif" fo:font-family="'Liberation Serif'" style:font-style-name="Normal" style:font-family-generic="roman" style:font-pitch="variable" fo:font-size="12pt" fo:language="zxx" fo:country="none" style:text-underline-style="none" style:font-size-asian="10.5pt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fo:font-size="10.5pt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/>
    </style:style>
    <style:style style:name="Index_20_Link" style:display-name="Index Link" style:family="text"/>
    <style:style style:name="NG_5f_número_20_a_20_letra" style:display-name="NG_número a letra" style:family="text">
      <style:text-properties style:font-name="Linux Libertine G:name=1" fo:font-family="'Linux Libertine G:name=1'" style:font-style-name="Normal" style:font-pitch="variable" style:font-size-asian="10.5pt"/>
    </style:style>
    <style:style style:name="Footnote_20_Symbol" style:display-name="Footnote Symbol" style:family="text">
      <style:text-properties style:font-name="Linux Libertine G:foot=1" fo:font-family="'Linux Libertine G:foot=1'" style:font-style-name="Normal" style:font-pitch="variable" fo:font-size="13pt" style:font-size-asian="10.5pt"/>
    </style:style>
    <style:style style:name="Footnote_20_anchor" style:display-name="Footnote anchor" style:family="text">
      <style:text-properties style:text-position="super 58%" style:font-name="Linux Libertine G:foot=1" fo:font-family="'Linux Libertine G:foot=1'" style:font-style-name="Normal" style:font-pitch="variable" fo:font-size="14pt" style:font-size-asian="10.5pt"/>
    </style:style>
    <style:style style:name="Numbering_20_Symbols" style:display-name="Numbering Symbols" style:family="text"/>
    <style:style style:name="Emphasis" style:family="text">
      <style:text-properties style:font-name="Liberation Serif2" fo:font-family="'Liberation Serif'" style:font-style-name="Cursiva" style:font-family-generic="roman" style:font-pitch="variable" fo:font-style="italic" style:font-size-asian="10.5pt" style:font-style-asian="italic" style:font-style-complex="italic"/>
    </style:style>
    <style:style style:name="Strong_20_Emphasis" style:display-name="Strong Emphasis" style:family="text">
      <style:text-properties style:font-name="Liberation Serif3" fo:font-family="'Liberation Serif'" style:font-style-name="Negrita" style:font-family-generic="roman" style:font-pitch="variable" fo:font-weight="bold" style:font-size-asian="10.5pt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tiquetas_20_de_20_recordatorios" style:display-name="Etiquetas de recordatorios" style:family="text">
      <style:text-properties style:font-name="Latin Modern Sans" fo:font-family="'Latin Modern Sans'" style:font-style-name="10 Bold Oblique" style:font-family-generic="swiss" style:font-pitch="variable" fo:font-style="oblique"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APÍTULO " style:num-suffix=":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G_5f_Lista_20_1_20_-_20_Títulos_20_de_20_secciones_20_extra" style:display-name="NG_Lista 1 - Títulos de secciones extra">
      <text:list-level-style-number text:level="1" text:style-name="Numbering_20_Symbols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09cm" table:align="margins"/>
    </style:style>
    <style:style style:name="Tabla3.A" style:family="table-column">
      <style:table-column-properties style:column-width="12.806cm" style:rel-column-width="49105*"/>
    </style:style>
    <style:style style:name="Tabla3.B" style:family="table-column">
      <style:table-column-properties style:column-width="4.284cm" style:rel-column-width="16430*"/>
    </style:style>
    <style:style style:name="Tabla3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Header">
      <style:text-properties fo:language="es" fo:country="BO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9.01pt ridge #1f497d" fo:border-bottom="none">
        <style:tab-stops>
          <style:tab-stop style:position="7.5cm" style:type="center"/>
          <style:tab-stop style:position="16.503cm" style:type="right"/>
        </style:tab-stops>
      </style:paragraph-properties>
      <style:text-properties fo:language="es" fo:country="BO"/>
    </style:style>
    <style:style style:name="MP4" style:family="paragraph" style:parent-style-name="Contenido_20_de_20_la_20_tabla_20_derecha">
      <style:text-properties officeooo:rsid="0034a24a" officeooo:paragraph-rsid="0034a24a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2.501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1.499cm" fo:margin-bottom="1.7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1.59cm" fo:page-height="27.94cm" style:num-format="i" style:print-orientation="portrait" fo:margin-top="2.499cm" fo:margin-bottom="2cm" fo:margin-left="2.499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.499cm" fo:margin-bottom="2cm" fo:margin-left="2.499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59cm" fo:page-height="27.94cm" style:num-format="1" style:print-orientation="portrait" fo:margin-top="2.499cm" fo:margin-bottom="2cm" fo:margin-left="2.499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4" style:page-layout-name="Mpm2">
      <style:header>
        <text:p text:style-name="MP1"><draw:frame draw:style-name="Mfr1" draw:name="2" text:anchor-type="as-char" svg:width="0.813cm" svg:height="1.499cm" draw:z-index="0"><draw:image xlink:href="Pictures/100000000000007F000000E874D06A383B04D727.jpg" xlink:type="simple" xlink:show="embed" xlink:actuate="onLoad"/><svg:desc>steppenwolf.jpg</svg:desc></draw:frame> Steppenwolf – The X-Creature Project</text:p>
        <text:p text:style-name="MP1"><draw:frame text:anchor-type="as-char" draw:z-index="0" draw:style-name="Mgr1" draw:text-style-name="MP2" svg:width="16.537cm" svg:height="0.318cm"><draw:image xlink:href="Pictures/10000000000002710000000C82FB2D1D25004948.gif" xlink:type="simple" xlink:show="embed" xlink:actuate="onLoad"><text:p/></draw:image></draw:frame></text:p>
      </style:header>
      <style:footer>
        <text:p text:style-name="MP3">Mokele Mbembe<text:tab/>Pág. <text:page-number style:num-format="1" text:select-page="current">0</text:page-number><text:tab/>Episodio 3</text:p>
      </style:footer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NG_5f_Portada" style:display-name="NG_Portada" style:page-layout-name="Mpm5" style:next-style-name="NG_5f_Atribuciones"/>
    <style:master-page style:name="NG_5f_Carátula" style:display-name="NG_Carátula" style:page-layout-name="Mpm1" style:next-style-name="NG_5f_Atribuciones"/>
    <style:master-page style:name="NG_5f_Atribuciones" style:display-name="NG_Atribuciones" style:page-layout-name="Mpm6" style:next-style-name="NG_5f_Indice">
      <style:header>
        <text:p text:style-name="Header"/>
      </style:header>
      <style:footer>
        <text:p text:style-name="Footer"/>
      </style:footer>
    </style:master-page>
    <style:master-page style:name="NG_5f_Preámbulo" style:display-name="NG_Preámbulo" style:page-layout-name="Mpm1"/>
    <style:master-page style:name="NG_5f_Indice" style:display-name="NG_Indice" style:page-layout-name="Mpm7">
      <style:header>
        <text:p text:style-name="Header"/>
      </style:header>
      <style:footer>
        <text:p text:style-name="Footer"/>
      </style:footer>
    </style:master-page>
    <style:master-page style:name="NG_5f_Parte_20_o_20_Sección" style:display-name="NG_Parte o Sección" style:page-layout-name="Mpm8" style:next-style-name="NG_5f_Capítulo"/>
    <style:master-page style:name="NG_5f_Capítulo" style:display-name="NG_Capítulo" style:page-layout-name="Mpm9" style:next-style-name="NG_5f_Página_20_Normal">
      <style:header>
        <text:p text:style-name="Header"><draw:frame draw:style-name="Mfr2" draw:name="Imagen9" text:anchor-type="char" svg:width="0.55cm" svg:height="1cm" draw:z-index="0"><draw:image xlink:href="Pictures/100002010000007F000000E8616EDF9926DD6583.png" xlink:type="simple" xlink:show="embed" xlink:actuate="onLoad"/></draw:frame><text:title>STEPPENWOLF - THE X-CREATURE PROJECT</text:title></text:p>
        <text:p text:style-name="Header"><draw:frame draw:style-name="Mfr3" draw:name="Imagen10" text:anchor-type="paragraph" svg:x="0.423cm" svg:y="0.617cm" svg:width="16.535cm" svg:height="0.318cm" draw:z-index="0"><draw:image xlink:href="Pictures/10000201000002710000000CF1147850B5D37D85.png" xlink:type="simple" xlink:show="embed" xlink:actuate="onLoad"/></draw:frame></text:p>
      </style:header>
      <style:footer>
        <text:p text:style-name="Footer"/>
      </style:footer>
    </style:master-page>
    <style:master-page style:name="NG_5f_Página_20_Normal" style:display-name="NG_Página Normal" style:page-layout-name="Mpm10">
      <style:header>
        <text:p text:style-name="Header"><draw:frame draw:style-name="Mfr4" draw:name="Imagen13" text:anchor-type="char" svg:width="0.55cm" svg:height="1cm" draw:z-index="2"><draw:image xlink:href="Pictures/100002010000007F000000E8616EDF9926DD6583.png" xlink:type="simple" xlink:show="embed" xlink:actuate="onLoad"/></draw:frame><text:title>STEPPENWOLF - THE X-CREATURE PROJECT</text:title></text:p>
        <text:p text:style-name="Header"/>
        <text:p text:style-name="Header"><draw:frame draw:style-name="Mfr5" draw:name="Imagen14" text:anchor-type="as-char" svg:width="16.535cm" svg:height="0.318cm" draw:z-index="4"><draw:image xlink:href="Pictures/10000201000002710000000C734CD86A2DC4585B.png" xlink:type="simple" xlink:show="embed" xlink:actuate="onLoad"/></draw:frame></text:p>
      </style:header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Table_20_Contents"><text:chapter text:display="number-and-name" text:outline-level="1">Lista de enlaces a los vídeos.</text:chapter> - <text:chapter text:display="number-and-name" text:outline-level="2">Lista de enlaces a los vídeos.</text:chapter></text:p>
            </table:table-cell>
            <table:table-cell table:style-name="Tabla3.A1" office:value-type="string">
              <text:p text:style-name="MP4">Pág. <text:page-number text:select-page="current">267</text:page-number></text:p>
            </table:table-cell>
          </table:table-row>
        </table:table>
        <text:p text:style-name="Footer"/>
      </style:footer>
    </style:master-page>
    <style:master-page style:name="Landscape" style:page-layout-name="Mpm11"/>
    <style:master-page style:name="Footnote" style:page-layout-name="Mpm12"/>
    <style:master-page style:name="Endnote" style:page-layout-name="Mpm12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EPPENWOLF - THE X-CREATURE PROJECT</dc:title>
    <meta:initial-creator>Igor Francisco Dávalos Rojas</meta:initial-creator>
    <meta:editing-cycles>40</meta:editing-cycles>
    <meta:creation-date>2016-06-15T18:27:57.473626510</meta:creation-date>
    <meta:editing-duration>PT2H4M8S</meta:editing-duration>
    <meta:generator>LibreOffice/5.1.5.2$Linux_X86_64 LibreOffice_project/10m0$Build-2</meta:generator>
    <dc:subject>Guía paso a paso para solucionar los Episodios de Steppenwolf</dc:subject>
    <meta:keyword>steppenwolf</meta:keyword>
    <meta:keyword>mokele mbembe</meta:keyword>
    <meta:keyword>chupacabras</meta:keyword>
    <meta:keyword>heruka</meta:keyword>
    <meta:keyword>yeti</meta:keyword>
    <meta:keyword>kraken</meta:keyword>
    <dc:date>2016-07-31T20:20:48.988689036</dc:date>
    <dc:creator>Igor Francisco Dávalos Rojas</dc:creator>
    <meta:document-statistic meta:table-count="1" meta:image-count="5" meta:object-count="0" meta:page-count="2" meta:paragraph-count="39" meta:word-count="102" meta:character-count="1171" meta:non-whitespace-character-count="1104"/>
    <meta:user-defined meta:name="Autor">Igor Francisco Dávalos Rojas</meta:user-defined>
    <meta:user-defined meta:name="Completado el" meta:value-type="date">2016-06-15</meta:user-defined>
    <meta:user-defined meta:name="Correo electrónico">idavalosr@gmail.com</meta:user-defined>
    <meta:user-defined meta:name="Propietario">Igor Francisco Dávalos Rojas</meta:user-defined>
    <meta:template xlink:type="simple" xlink:actuate="onRequest" xlink:title="Normal.dotm" xlink:href=""/>
  </office:meta>
</office:document-meta>
</file>